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b0de" officeooo:paragraph-rsid="0002b0de"/>
    </style:style>
    <style:style style:name="P2" style:family="paragraph" style:parent-style-name="Preformatted_20_Text">
      <style:text-properties officeooo:rsid="0002b0de" officeooo:paragraph-rsid="0002b0de"/>
    </style:style>
    <style:style style:name="P3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license-text"/>GNU GENERAL PUBLIC LICENSE</text:p>
      <text:p text:style-name="Preformatted_20_Text"><text:s text:c="23"/>Version 3, 29 June 2007</text:p>
      <text:p text:style-name="Preformatted_20_Text"/>
      <text:p text:style-name="Preformatted_20_Text"><text:s/>Copyright (C) 2007 Free Software Foundation, Inc. &lt;https://fsf.org/&gt;</text:p>
      <text:p text:style-name="Preformatted_20_Text"><text:s/>Everyone is permitted to copy and distribute verbatim copies</text:p>
      <text:p text:style-name="Preformatted_20_Text"><text:s/>of this license document, but changing it is not allowed.</text:p>
      <text:p text:style-name="Preformatted_20_Text"/>
      <text:p text:style-name="Preformatted_20_Text"><text:s text:c="28"/>Preamble</text:p>
      <text:p text:style-name="Preformatted_20_Text"/>
      <text:p text:style-name="Preformatted_20_Text"><text:s text:c="2"/>The GNU General Public License is a free, copyleft license for</text:p>
      <text:p text:style-name="Preformatted_20_Text">software and other kinds of works.</text:p>
      <text:p text:style-name="Preformatted_20_Text"/>
      <text:p text:style-name="Preformatted_20_Text"><text:s text:c="2"/>The licenses for most software and other practical works are designed</text:p>
      <text:p text:style-name="Preformatted_20_Text">to take away your freedom to share and change the works. <text:s/>By contrast,</text:p>
      <text:p text:style-name="Preformatted_20_Text">the GNU General Public License is intended to guarantee your freedom to</text:p>
      <text:p text:style-name="Preformatted_20_Text">share and change all versions of a program--to make sure it remains free</text:p>
      <text:p text:style-name="Preformatted_20_Text">software for all its users. <text:s/>We, the Free Software Foundation, use the</text:p>
      <text:p text:style-name="Preformatted_20_Text">GNU General Public License for most of our software; it applies also to</text:p>
      <text:p text:style-name="Preformatted_20_Text">any other work released this way by its authors. <text:s/>You can apply it to</text:p>
      <text:p text:style-name="Preformatted_20_Text">your programs, too.</text:p>
      <text:p text:style-name="Preformatted_20_Text"/>
      <text:p text:style-name="Preformatted_20_Text"><text:s text:c="2"/>When we speak of free software, we are referring to freedom, not</text:p>
      <text:p text:style-name="Preformatted_20_Text">price. <text:s/>Our General Public Licenses are designed to make sure that you</text:p>
      <text:p text:style-name="Preformatted_20_Text">have the freedom to distribute copies of free software (and charge for</text:p>
      <text:p text:style-name="Preformatted_20_Text">them if you wish), that you receive source code or can get it if you</text:p>
      <text:p text:style-name="Preformatted_20_Text">want it, that you can change the software or use pieces of it in new</text:p>
      <text:p text:style-name="Preformatted_20_Text">free programs, and that you know you can do these things.</text:p>
      <text:p text:style-name="Preformatted_20_Text"/>
      <text:p text:style-name="Preformatted_20_Text"><text:s text:c="2"/>To protect your rights, we need to prevent others from denying you</text:p>
      <text:p text:style-name="Preformatted_20_Text">these rights or asking you to surrender the rights. <text:s/>Therefore, you have</text:p>
      <text:p text:style-name="Preformatted_20_Text">certain responsibilities if you distribute copies of the software, or if</text:p>
      <text:p text:style-name="Preformatted_20_Text">you modify it: responsibilities to respect the freedom of others.</text:p>
      <text:p text:style-name="Preformatted_20_Text"/>
      <text:p text:style-name="Preformatted_20_Text"><text:s text:c="2"/>For example, if you distribute copies of such a program, whether</text:p>
      <text:p text:style-name="Preformatted_20_Text">gratis or for a fee, you must pass on to the recipients the same</text:p>
      <text:p text:style-name="Preformatted_20_Text">freedoms that you received. <text:s/>You must make sure that they, too, receive</text:p>
      <text:p text:style-name="Preformatted_20_Text">or can get the source code. <text:s/>And you must show them these terms so they</text:p>
      <text:p text:style-name="Preformatted_20_Text">know their rights.</text:p>
      <text:p text:style-name="Preformatted_20_Text"/>
      <text:p text:style-name="Preformatted_20_Text"><text:s text:c="2"/>Developers that use the GNU GPL protect your rights with two steps:</text:p>
      <text:p text:style-name="Preformatted_20_Text">(1) assert copyright on the software, and (2) offer you this License</text:p>
      <text:p text:style-name="Preformatted_20_Text">giving you legal permission to copy, distribute and/or modify it.</text:p>
      <text:p text:style-name="Preformatted_20_Text"/>
      <text:p text:style-name="Preformatted_20_Text"><text:s text:c="2"/>For the developers' and authors' protection, the GPL clearly explains</text:p>
      <text:p text:style-name="Preformatted_20_Text">that there is no warranty for this free software. <text:s/>For both users' and</text:p>
      <text:p text:style-name="Preformatted_20_Text">authors' sake, the GPL requires that modified versions be marked as</text:p>
      <text:p text:style-name="Preformatted_20_Text">changed, so that their problems will not be attributed erroneously to</text:p>
      <text:p text:style-name="Preformatted_20_Text">authors of previous versions.</text:p>
      <text:p text:style-name="Preformatted_20_Text"/>
      <text:p text:style-name="Preformatted_20_Text"><text:s text:c="2"/>Some devices are designed to deny users access to install or run</text:p>
      <text:p text:style-name="Preformatted_20_Text">modified versions of the software inside them, although the manufacturer</text:p>
      <text:p text:style-name="Preformatted_20_Text">can do so. <text:s/>This is fundamentally incompatible with the aim of</text:p>
      <text:p text:style-name="Preformatted_20_Text">protecting users' freedom to change the software. <text:s/>The systematic</text:p>
      <text:p text:style-name="Preformatted_20_Text">pattern of such abuse occurs in the area of products for individuals to</text:p>
      <text:p text:style-name="Preformatted_20_Text">use, which is precisely where it is most unacceptable. <text:s/>Therefore, we</text:p>
      <text:p text:style-name="Preformatted_20_Text">have designed this version of the GPL to prohibit the practice for those</text:p>
      <text:p text:style-name="Preformatted_20_Text">products. <text:s/>If such problems arise substantially in other domains, we</text:p>
      <text:p text:style-name="Preformatted_20_Text">stand ready to extend this provision to those domains in future versions</text:p>
      <text:p text:style-name="Preformatted_20_Text">of the GPL, as needed to protect the freedom of users.</text:p>
      <text:p text:style-name="Preformatted_20_Text"/>
      <text:p text:style-name="Preformatted_20_Text"><text:s text:c="2"/>Finally, every program is threatened constantly by software patents.</text:p>
      <text:p text:style-name="Preformatted_20_Text">States should not allow patents to restrict development and use of</text:p>
      <text:p text:style-name="Preformatted_20_Text">software on general-purpose computers, but in those that do, we wish to</text:p>
      <text:p text:style-name="Preformatted_20_Text">avoid the special danger that patents applied to a free program could</text:p>
      <text:p text:style-name="Preformatted_20_Text"><text:soft-page-break/>make it effectively proprietary. <text:s/>To prevent this, the GPL assures that</text:p>
      <text:p text:style-name="Preformatted_20_Text">patents cannot be used to render the program non-free.</text:p>
      <text:p text:style-name="Preformatted_20_Text"/>
      <text:p text:style-name="Preformatted_20_Text"><text:s text:c="2"/>The precise terms and conditions for copying, distribution and</text:p>
      <text:p text:style-name="Preformatted_20_Text">modification follow.</text:p>
      <text:p text:style-name="Preformatted_20_Text"/>
      <text:p text:style-name="Preformatted_20_Text"><text:s text:c="23"/>TERMS AND CONDITIONS</text:p>
      <text:p text:style-name="Preformatted_20_Text"/>
      <text:p text:style-name="Preformatted_20_Text"><text:s text:c="2"/>0. Definitions.</text:p>
      <text:p text:style-name="Preformatted_20_Text"/>
      <text:p text:style-name="Preformatted_20_Text"><text:s text:c="2"/>"This License" refers to version 3 of the GNU General Public License.</text:p>
      <text:p text:style-name="Preformatted_20_Text"/>
      <text:p text:style-name="Preformatted_20_Text"><text:s text:c="2"/>"Copyright" also means copyright-like laws that apply to other kinds of</text:p>
      <text:p text:style-name="Preformatted_20_Text">works, such as semiconductor masks.</text:p>
      <text:p text:style-name="Preformatted_20_Text"/>
      <text:p text:style-name="Preformatted_20_Text"><text:s text:c="2"/>"The Program" refers to any copyrightable work licensed under this</text:p>
      <text:p text:style-name="Preformatted_20_Text">License. <text:s/>Each licensee is addressed as "you". <text:s/>"Licensees" and</text:p>
      <text:p text:style-name="Preformatted_20_Text">"recipients" may be individuals or organizations.</text:p>
      <text:p text:style-name="Preformatted_20_Text"/>
      <text:p text:style-name="Preformatted_20_Text"><text:s text:c="2"/>To "modify" a work means to copy from or adapt all or part of the work</text:p>
      <text:p text:style-name="Preformatted_20_Text">in a fashion requiring copyright permission, other than the making of an</text:p>
      <text:p text:style-name="Preformatted_20_Text">exact copy. <text:s/>The resulting work is called a "modified version" of the</text:p>
      <text:p text:style-name="Preformatted_20_Text">earlier work or a work "based on" the earlier work.</text:p>
      <text:p text:style-name="Preformatted_20_Text"/>
      <text:p text:style-name="Preformatted_20_Text"><text:s text:c="2"/>A "covered work" means either the unmodified Program or a work based</text:p>
      <text:p text:style-name="Preformatted_20_Text">on the Program.</text:p>
      <text:p text:style-name="Preformatted_20_Text"/>
      <text:p text:style-name="Preformatted_20_Text"><text:s text:c="2"/>To "propagate" a work means to do anything with it that, without</text:p>
      <text:p text:style-name="Preformatted_20_Text">permission, would make you directly or secondarily liable for</text:p>
      <text:p text:style-name="Preformatted_20_Text">infringement under applicable copyright law, except executing it on a</text:p>
      <text:p text:style-name="Preformatted_20_Text">computer or modifying a private copy. <text:s/>Propagation includes copying,</text:p>
      <text:p text:style-name="Preformatted_20_Text">distribution (with or without modification), making available to the</text:p>
      <text:p text:style-name="Preformatted_20_Text">public, and in some countries other activities as well.</text:p>
      <text:p text:style-name="Preformatted_20_Text"/>
      <text:p text:style-name="Preformatted_20_Text"><text:s text:c="2"/>To "convey" a work means any kind of propagation that enables other</text:p>
      <text:p text:style-name="Preformatted_20_Text">parties to make or receive copies. <text:s/>Mere interaction with a user through</text:p>
      <text:p text:style-name="Preformatted_20_Text">a computer network, with no transfer of a copy, is not conveying.</text:p>
      <text:p text:style-name="Preformatted_20_Text"/>
      <text:p text:style-name="Preformatted_20_Text"><text:s text:c="2"/>An interactive user interface displays "Appropriate Legal Notices"</text:p>
      <text:p text:style-name="Preformatted_20_Text">to the extent that it includes a convenient and prominently visible</text:p>
      <text:p text:style-name="Preformatted_20_Text">feature that (1) displays an appropriate copyright notice, and (2)</text:p>
      <text:p text:style-name="Preformatted_20_Text">tells the user that there is no warranty for the work (except to the</text:p>
      <text:p text:style-name="Preformatted_20_Text">extent that warranties are provided), that licensees may convey the</text:p>
      <text:p text:style-name="Preformatted_20_Text">work under this License, and how to view a copy of this License. <text:s/>If</text:p>
      <text:p text:style-name="Preformatted_20_Text">the interface presents a list of user commands or options, such as a</text:p>
      <text:p text:style-name="Preformatted_20_Text">menu, a prominent item in the list meets this criterion.</text:p>
      <text:p text:style-name="Preformatted_20_Text"/>
      <text:p text:style-name="Preformatted_20_Text"><text:s text:c="2"/>1. Source Code.</text:p>
      <text:p text:style-name="Preformatted_20_Text"/>
      <text:p text:style-name="Preformatted_20_Text"><text:s text:c="2"/>The "source code" for a work means the preferred form of the work</text:p>
      <text:p text:style-name="Preformatted_20_Text">for making modifications to it. <text:s/>"Object code" means any non-source</text:p>
      <text:p text:style-name="Preformatted_20_Text">form of a work.</text:p>
      <text:p text:style-name="Preformatted_20_Text"/>
      <text:p text:style-name="Preformatted_20_Text"><text:s text:c="2"/>A "Standard Interface" means an interface that either is an official</text:p>
      <text:p text:style-name="Preformatted_20_Text">standard defined by a recognized standards body, or, in the case of</text:p>
      <text:p text:style-name="Preformatted_20_Text">interfaces specified for a particular programming language, one that</text:p>
      <text:p text:style-name="Preformatted_20_Text">is widely used among developers working in that language.</text:p>
      <text:p text:style-name="Preformatted_20_Text"/>
      <text:p text:style-name="Preformatted_20_Text"><text:s text:c="2"/>The "System Libraries" of an executable work include anything, other</text:p>
      <text:p text:style-name="Preformatted_20_Text">than the work as a whole, that (a) is included in the normal form of</text:p>
      <text:p text:style-name="Preformatted_20_Text">packaging a Major Component, but which is not part of that Major</text:p>
      <text:p text:style-name="Preformatted_20_Text">Component, and (b) serves only to enable use of the work with that</text:p>
      <text:p text:style-name="Preformatted_20_Text">Major Component, or to implement a Standard Interface for which an</text:p>
      <text:p text:style-name="Preformatted_20_Text">implementation is available to the public in source code form. <text:s/>A</text:p>
      <text:p text:style-name="Preformatted_20_Text"><text:soft-page-break/>"Major Component", in this context, means a major essential component</text:p>
      <text:p text:style-name="Preformatted_20_Text">(kernel, window system, and so on) of the specific operating system</text:p>
      <text:p text:style-name="Preformatted_20_Text">(if any) on which the executable work runs, or a compiler used to</text:p>
      <text:p text:style-name="Preformatted_20_Text">produce the work, or an object code interpreter used to run it.</text:p>
      <text:p text:style-name="Preformatted_20_Text"/>
      <text:p text:style-name="Preformatted_20_Text"><text:s text:c="2"/>The "Corresponding Source" for a work in object code form means all</text:p>
      <text:p text:style-name="Preformatted_20_Text">the source code needed to generate, install, and (for an executable</text:p>
      <text:p text:style-name="Preformatted_20_Text">work) run the object code and to modify the work, including scripts to</text:p>
      <text:p text:style-name="Preformatted_20_Text">control those activities. <text:s/>However, it does not include the work's</text:p>
      <text:p text:style-name="Preformatted_20_Text">System Libraries, or general-purpose tools or generally available free</text:p>
      <text:p text:style-name="Preformatted_20_Text">programs which are used unmodified in performing those activities but</text:p>
      <text:p text:style-name="Preformatted_20_Text">which are not part of the work. <text:s/>For example, Corresponding Source</text:p>
      <text:p text:style-name="Preformatted_20_Text">includes interface definition files associated with source files for</text:p>
      <text:p text:style-name="Preformatted_20_Text">the work, and the source code for shared libraries and dynamically</text:p>
      <text:p text:style-name="Preformatted_20_Text">linked subprograms that the work is specifically designed to require,</text:p>
      <text:p text:style-name="Preformatted_20_Text">such as by intimate data communication or control flow between those</text:p>
      <text:p text:style-name="Preformatted_20_Text">subprograms and other parts of the work.</text:p>
      <text:p text:style-name="Preformatted_20_Text"/>
      <text:p text:style-name="Preformatted_20_Text"><text:s text:c="2"/>The Corresponding Source need not include anything that users</text:p>
      <text:p text:style-name="Preformatted_20_Text">can regenerate automatically from other parts of the Corresponding</text:p>
      <text:p text:style-name="Preformatted_20_Text">Source.</text:p>
      <text:p text:style-name="Preformatted_20_Text"/>
      <text:p text:style-name="Preformatted_20_Text"><text:s text:c="2"/>The Corresponding Source for a work in source code form is that</text:p>
      <text:p text:style-name="Preformatted_20_Text">same work.</text:p>
      <text:p text:style-name="Preformatted_20_Text"/>
      <text:p text:style-name="Preformatted_20_Text"><text:s text:c="2"/>2. Basic Permissions.</text:p>
      <text:p text:style-name="Preformatted_20_Text"/>
      <text:p text:style-name="Preformatted_20_Text"><text:s text:c="2"/>All rights granted under this License are granted for the term of</text:p>
      <text:p text:style-name="Preformatted_20_Text">copyright on the Program, and are irrevocable provided the stated</text:p>
      <text:p text:style-name="Preformatted_20_Text">conditions are met. <text:s/>This License explicitly affirms your unlimited</text:p>
      <text:p text:style-name="Preformatted_20_Text">permission to run the unmodified Program. <text:s/>The output from running a</text:p>
      <text:p text:style-name="Preformatted_20_Text">covered work is covered by this License only if the output, given its</text:p>
      <text:p text:style-name="Preformatted_20_Text">content, constitutes a covered work. <text:s/>This License acknowledges your</text:p>
      <text:p text:style-name="Preformatted_20_Text">rights of fair use or other equivalent, as provided by copyright law.</text:p>
      <text:p text:style-name="Preformatted_20_Text"/>
      <text:p text:style-name="Preformatted_20_Text"><text:s text:c="2"/>You may make, run and propagate covered works that you do not</text:p>
      <text:p text:style-name="Preformatted_20_Text">convey, without conditions so long as your license otherwise remains</text:p>
      <text:p text:style-name="Preformatted_20_Text">in force. <text:s/>You may convey covered works to others for the sole purpose</text:p>
      <text:p text:style-name="Preformatted_20_Text">of having them make modifications exclusively for you, or provide you</text:p>
      <text:p text:style-name="Preformatted_20_Text">with facilities for running those works, provided that you comply with</text:p>
      <text:p text:style-name="Preformatted_20_Text">the terms of this License in conveying all material for which you do</text:p>
      <text:p text:style-name="Preformatted_20_Text">not control copyright. <text:s/>Those thus making or running the covered works</text:p>
      <text:p text:style-name="Preformatted_20_Text">for you must do so exclusively on your behalf, under your direction</text:p>
      <text:p text:style-name="Preformatted_20_Text">and control, on terms that prohibit them from making any copies of</text:p>
      <text:p text:style-name="Preformatted_20_Text">your copyrighted material outside their relationship with you.</text:p>
      <text:p text:style-name="Preformatted_20_Text"/>
      <text:p text:style-name="Preformatted_20_Text"><text:s text:c="2"/>Conveying under any other circumstances is permitted solely under</text:p>
      <text:p text:style-name="Preformatted_20_Text">the conditions stated below. <text:s/>Sublicensing is not allowed; section 10</text:p>
      <text:p text:style-name="Preformatted_20_Text">makes it unnecessary.</text:p>
      <text:p text:style-name="Preformatted_20_Text"/>
      <text:p text:style-name="Preformatted_20_Text"><text:s text:c="2"/>3. Protecting Users' Legal Rights From Anti-Circumvention Law.</text:p>
      <text:p text:style-name="Preformatted_20_Text"/>
      <text:p text:style-name="Preformatted_20_Text"><text:s text:c="2"/>No covered work shall be deemed part of an effective technological</text:p>
      <text:p text:style-name="Preformatted_20_Text">measure under any applicable law fulfilling obligations under article</text:p>
      <text:p text:style-name="Preformatted_20_Text">11 of the WIPO copyright treaty adopted on 20 December 1996, or</text:p>
      <text:p text:style-name="Preformatted_20_Text">similar laws prohibiting or restricting circumvention of such</text:p>
      <text:p text:style-name="Preformatted_20_Text">measures.</text:p>
      <text:p text:style-name="Preformatted_20_Text"/>
      <text:p text:style-name="Preformatted_20_Text"><text:s text:c="2"/>When you convey a covered work, you waive any legal power to forbid</text:p>
      <text:p text:style-name="Preformatted_20_Text">circumvention of technological measures to the extent such circumvention</text:p>
      <text:p text:style-name="Preformatted_20_Text">is effected by exercising rights under this License with respect to</text:p>
      <text:p text:style-name="Preformatted_20_Text">the covered work, and you disclaim any intention to limit operation or</text:p>
      <text:p text:style-name="Preformatted_20_Text">modification of the work as a means of enforcing, against the work's</text:p>
      <text:p text:style-name="Preformatted_20_Text">users, your or third parties' legal rights to forbid circumvention of</text:p>
      <text:p text:style-name="Preformatted_20_Text"><text:soft-page-break/>technological measures.</text:p>
      <text:p text:style-name="Preformatted_20_Text"/>
      <text:p text:style-name="Preformatted_20_Text"><text:s text:c="2"/>4. Conveying Verbatim Copies.</text:p>
      <text:p text:style-name="Preformatted_20_Text"/>
      <text:p text:style-name="Preformatted_20_Text"><text:s text:c="2"/>You may convey verbatim copies of the Program's source code as you</text:p>
      <text:p text:style-name="Preformatted_20_Text">receive it, in any medium, provided that you conspicuously and</text:p>
      <text:p text:style-name="Preformatted_20_Text">appropriately publish on each copy an appropriate copyright notice;</text:p>
      <text:p text:style-name="Preformatted_20_Text">keep intact all notices stating that this License and any</text:p>
      <text:p text:style-name="Preformatted_20_Text">non-permissive terms added in accord with section 7 apply to the code;</text:p>
      <text:p text:style-name="Preformatted_20_Text">keep intact all notices of the absence of any warranty; and give all</text:p>
      <text:p text:style-name="Preformatted_20_Text">recipients a copy of this License along with the Program.</text:p>
      <text:p text:style-name="Preformatted_20_Text"/>
      <text:p text:style-name="Preformatted_20_Text"><text:s text:c="2"/>You may charge any price or no price for each copy that you convey,</text:p>
      <text:p text:style-name="Preformatted_20_Text">and you may offer support or warranty protection for a fee.</text:p>
      <text:p text:style-name="Preformatted_20_Text"/>
      <text:p text:style-name="Preformatted_20_Text"><text:s text:c="2"/>5. Conveying Modified Source Versions.</text:p>
      <text:p text:style-name="Preformatted_20_Text"/>
      <text:p text:style-name="Preformatted_20_Text"><text:s text:c="2"/>You may convey a work based on the Program, or the modifications to</text:p>
      <text:p text:style-name="Preformatted_20_Text">produce it from the Program, in the form of source code under the</text:p>
      <text:p text:style-name="Preformatted_20_Text">terms of section 4, provided that you also meet all of these conditions:</text:p>
      <text:p text:style-name="Preformatted_20_Text"/>
      <text:p text:style-name="Preformatted_20_Text"><text:s text:c="4"/>a) The work must carry prominent notices stating that you modified</text:p>
      <text:p text:style-name="Preformatted_20_Text"><text:s text:c="4"/>it, and giving a relevant date.</text:p>
      <text:p text:style-name="Preformatted_20_Text"/>
      <text:p text:style-name="Preformatted_20_Text"><text:s text:c="4"/>b) The work must carry prominent notices stating that it is</text:p>
      <text:p text:style-name="Preformatted_20_Text"><text:s text:c="4"/>released under this License and any conditions added under section</text:p>
      <text:p text:style-name="Preformatted_20_Text"><text:s text:c="4"/>7. <text:s/>This requirement modifies the requirement in section 4 to</text:p>
      <text:p text:style-name="Preformatted_20_Text"><text:s text:c="4"/>"keep intact all notices".</text:p>
      <text:p text:style-name="Preformatted_20_Text"/>
      <text:p text:style-name="Preformatted_20_Text"><text:s text:c="4"/>c) You must license the entire work, as a whole, under this</text:p>
      <text:p text:style-name="Preformatted_20_Text"><text:s text:c="4"/>License to anyone who comes into possession of a copy. <text:s/>This</text:p>
      <text:p text:style-name="Preformatted_20_Text"><text:s text:c="4"/>License will therefore apply, along with any applicable section 7</text:p>
      <text:p text:style-name="Preformatted_20_Text"><text:s text:c="4"/>additional terms, to the whole of the work, and all its parts,</text:p>
      <text:p text:style-name="Preformatted_20_Text"><text:s text:c="4"/>regardless of how they are packaged. <text:s/>This License gives no</text:p>
      <text:p text:style-name="Preformatted_20_Text"><text:s text:c="4"/>permission to license the work in any other way, but it does not</text:p>
      <text:p text:style-name="Preformatted_20_Text"><text:s text:c="4"/>invalidate such permission if you have separately received it.</text:p>
      <text:p text:style-name="Preformatted_20_Text"/>
      <text:p text:style-name="Preformatted_20_Text"><text:s text:c="4"/>d) If the work has interactive user interfaces, each must display</text:p>
      <text:p text:style-name="Preformatted_20_Text"><text:s text:c="4"/>Appropriate Legal Notices; however, if the Program has interactive</text:p>
      <text:p text:style-name="Preformatted_20_Text"><text:s text:c="4"/>interfaces that do not display Appropriate Legal Notices, your</text:p>
      <text:p text:style-name="Preformatted_20_Text"><text:s text:c="4"/>work need not make them do so.</text:p>
      <text:p text:style-name="Preformatted_20_Text"/>
      <text:p text:style-name="Preformatted_20_Text"><text:s text:c="2"/>A compilation of a covered work with other separate and independent</text:p>
      <text:p text:style-name="Preformatted_20_Text">works, which are not by their nature extensions of the covered work,</text:p>
      <text:p text:style-name="Preformatted_20_Text">and which are not combined with it such as to form a larger program,</text:p>
      <text:p text:style-name="Preformatted_20_Text">in or on a volume of a storage or distribution medium, is called an</text:p>
      <text:p text:style-name="Preformatted_20_Text">"aggregate" if the compilation and its resulting copyright are not</text:p>
      <text:p text:style-name="Preformatted_20_Text">used to limit the access or legal rights of the compilation's users</text:p>
      <text:p text:style-name="Preformatted_20_Text">beyond what the individual works permit. <text:s/>Inclusion of a covered work</text:p>
      <text:p text:style-name="Preformatted_20_Text">in an aggregate does not cause this License to apply to the other</text:p>
      <text:p text:style-name="Preformatted_20_Text">parts of the aggregate.</text:p>
      <text:p text:style-name="Preformatted_20_Text"/>
      <text:p text:style-name="Preformatted_20_Text"><text:s text:c="2"/>6. Conveying Non-Source Forms.</text:p>
      <text:p text:style-name="Preformatted_20_Text"/>
      <text:p text:style-name="Preformatted_20_Text"><text:s text:c="2"/>You may convey a covered work in object code form under the terms</text:p>
      <text:p text:style-name="Preformatted_20_Text">of sections 4 and 5, provided that you also convey the</text:p>
      <text:p text:style-name="Preformatted_20_Text">machine-readable Corresponding Source under the terms of this License,</text:p>
      <text:p text:style-name="Preformatted_20_Text">in one of these ways:</text:p>
      <text:p text:style-name="Preformatted_20_Text"/>
      <text:p text:style-name="Preformatted_20_Text"><text:s text:c="4"/>a) Convey the object code in, or embodied in, a physical product</text:p>
      <text:p text:style-name="Preformatted_20_Text"><text:s text:c="4"/>(including a physical distribution medium), accompanied by the</text:p>
      <text:p text:style-name="Preformatted_20_Text"><text:s text:c="4"/>Corresponding Source fixed on a durable physical medium</text:p>
      <text:p text:style-name="Preformatted_20_Text"><text:s text:c="4"/>customarily used for software interchange.</text:p>
      <text:p text:style-name="Preformatted_20_Text"/>
      <text:p text:style-name="Preformatted_20_Text"><text:soft-page-break/><text:s text:c="4"/>b) Convey the object code in, or embodied in, a physical product</text:p>
      <text:p text:style-name="Preformatted_20_Text"><text:s text:c="4"/>(including a physical distribution medium), accompanied by a</text:p>
      <text:p text:style-name="Preformatted_20_Text"><text:s text:c="4"/>written offer, valid for at least three years and valid for as</text:p>
      <text:p text:style-name="Preformatted_20_Text"><text:s text:c="4"/>long as you offer spare parts or customer support for that product</text:p>
      <text:p text:style-name="Preformatted_20_Text"><text:s text:c="4"/>model, to give anyone who possesses the object code either (1) a</text:p>
      <text:p text:style-name="Preformatted_20_Text"><text:s text:c="4"/>copy of the Corresponding Source for all the software in the</text:p>
      <text:p text:style-name="Preformatted_20_Text"><text:s text:c="4"/>product that is covered by this License, on a durable physical</text:p>
      <text:p text:style-name="Preformatted_20_Text"><text:s text:c="4"/>medium customarily used for software interchange, for a price no</text:p>
      <text:p text:style-name="Preformatted_20_Text"><text:s text:c="4"/>more than your reasonable cost of physically performing this</text:p>
      <text:p text:style-name="Preformatted_20_Text"><text:s text:c="4"/>conveying of source, or (2) access to copy the</text:p>
      <text:p text:style-name="Preformatted_20_Text"><text:s text:c="4"/>Corresponding Source from a network server at no charge.</text:p>
      <text:p text:style-name="Preformatted_20_Text"/>
      <text:p text:style-name="Preformatted_20_Text"><text:s text:c="4"/>c) Convey individual copies of the object code with a copy of the</text:p>
      <text:p text:style-name="Preformatted_20_Text"><text:s text:c="4"/>written offer to provide the Corresponding Source. <text:s/>This</text:p>
      <text:p text:style-name="Preformatted_20_Text"><text:s text:c="4"/>alternative is allowed only occasionally and noncommercially, and</text:p>
      <text:p text:style-name="Preformatted_20_Text"><text:s text:c="4"/>only if you received the object code with such an offer, in accord</text:p>
      <text:p text:style-name="Preformatted_20_Text"><text:s text:c="4"/>with subsection 6b.</text:p>
      <text:p text:style-name="Preformatted_20_Text"/>
      <text:p text:style-name="Preformatted_20_Text"><text:s text:c="4"/>d) Convey the object code by offering access from a designated</text:p>
      <text:p text:style-name="Preformatted_20_Text"><text:s text:c="4"/>place (gratis or for a charge), and offer equivalent access to the</text:p>
      <text:p text:style-name="Preformatted_20_Text"><text:s text:c="4"/>Corresponding Source in the same way through the same place at no</text:p>
      <text:p text:style-name="Preformatted_20_Text"><text:s text:c="4"/>further charge. <text:s/>You need not require recipients to copy the</text:p>
      <text:p text:style-name="Preformatted_20_Text"><text:s text:c="4"/>Corresponding Source along with the object code. <text:s/>If the place to</text:p>
      <text:p text:style-name="Preformatted_20_Text"><text:s text:c="4"/>copy the object code is a network server, the Corresponding Source</text:p>
      <text:p text:style-name="Preformatted_20_Text"><text:s text:c="4"/>may be on a different server (operated by you or a third party)</text:p>
      <text:p text:style-name="Preformatted_20_Text"><text:s text:c="4"/>that supports equivalent copying facilities, provided you maintain</text:p>
      <text:p text:style-name="Preformatted_20_Text"><text:s text:c="4"/>clear directions next to the object code saying where to find the</text:p>
      <text:p text:style-name="Preformatted_20_Text"><text:s text:c="4"/>Corresponding Source. <text:s/>Regardless of what server hosts the</text:p>
      <text:p text:style-name="Preformatted_20_Text"><text:s text:c="4"/>Corresponding Source, you remain obligated to ensure that it is</text:p>
      <text:p text:style-name="Preformatted_20_Text"><text:s text:c="4"/>available for as long as needed to satisfy these requirements.</text:p>
      <text:p text:style-name="Preformatted_20_Text"/>
      <text:p text:style-name="Preformatted_20_Text"><text:s text:c="4"/>e) Convey the object code using peer-to-peer transmission, provided</text:p>
      <text:p text:style-name="Preformatted_20_Text"><text:s text:c="4"/>you inform other peers where the object code and Corresponding</text:p>
      <text:p text:style-name="Preformatted_20_Text"><text:s text:c="4"/>Source of the work are being offered to the general public at no</text:p>
      <text:p text:style-name="Preformatted_20_Text"><text:s text:c="4"/>charge under subsection 6d.</text:p>
      <text:p text:style-name="Preformatted_20_Text"/>
      <text:p text:style-name="Preformatted_20_Text"><text:s text:c="2"/>A separable portion of the object code, whose source code is excluded</text:p>
      <text:p text:style-name="Preformatted_20_Text">from the Corresponding Source as a System Library, need not be</text:p>
      <text:p text:style-name="Preformatted_20_Text">included in conveying the object code work.</text:p>
      <text:p text:style-name="Preformatted_20_Text"/>
      <text:p text:style-name="Preformatted_20_Text"><text:s text:c="2"/>A "User Product" is either (1) a "consumer product", which means any</text:p>
      <text:p text:style-name="Preformatted_20_Text">tangible personal property which is normally used for personal, family,</text:p>
      <text:p text:style-name="Preformatted_20_Text">or household purposes, or (2) anything designed or sold for incorporation</text:p>
      <text:p text:style-name="Preformatted_20_Text">into a dwelling. <text:s/>In determining whether a product is a consumer product,</text:p>
      <text:p text:style-name="Preformatted_20_Text">doubtful cases shall be resolved in favor of coverage. <text:s/>For a particular</text:p>
      <text:p text:style-name="Preformatted_20_Text">product received by a particular user, "normally used" refers to a</text:p>
      <text:p text:style-name="Preformatted_20_Text">typical or common use of that class of product, regardless of the status</text:p>
      <text:p text:style-name="Preformatted_20_Text">of the particular user or of the way in which the particular user</text:p>
      <text:p text:style-name="Preformatted_20_Text">actually uses, or expects or is expected to use, the product. <text:s/>A product</text:p>
      <text:p text:style-name="Preformatted_20_Text">is a consumer product regardless of whether the product has substantial</text:p>
      <text:p text:style-name="Preformatted_20_Text">commercial, industrial or non-consumer uses, unless such uses represent</text:p>
      <text:p text:style-name="Preformatted_20_Text">the only significant mode of use of the product.</text:p>
      <text:p text:style-name="Preformatted_20_Text"/>
      <text:p text:style-name="Preformatted_20_Text"><text:s text:c="2"/>"Installation Information" for a User Product means any methods,</text:p>
      <text:p text:style-name="Preformatted_20_Text">procedures, authorization keys, or other information required to install</text:p>
      <text:p text:style-name="Preformatted_20_Text">and execute modified versions of a covered work in that User Product from</text:p>
      <text:p text:style-name="Preformatted_20_Text">a modified version of its Corresponding Source. <text:s/>The information must</text:p>
      <text:p text:style-name="Preformatted_20_Text">suffice to ensure that the continued functioning of the modified object</text:p>
      <text:p text:style-name="Preformatted_20_Text">code is in no case prevented or interfered with solely because</text:p>
      <text:p text:style-name="Preformatted_20_Text">modification has been made.</text:p>
      <text:p text:style-name="Preformatted_20_Text"/>
      <text:p text:style-name="Preformatted_20_Text"><text:s text:c="2"/>If you convey an object code work under this section in, or with, or</text:p>
      <text:p text:style-name="Preformatted_20_Text">specifically for use in, a User Product, and the conveying occurs as</text:p>
      <text:p text:style-name="Preformatted_20_Text">part of a transaction in which the right of possession and use of the</text:p>
      <text:p text:style-name="Preformatted_20_Text"><text:soft-page-break/>User Product is transferred to the recipient in perpetuity or for a</text:p>
      <text:p text:style-name="Preformatted_20_Text">fixed term (regardless of how the transaction is characterized), the</text:p>
      <text:p text:style-name="Preformatted_20_Text">Corresponding Source conveyed under this section must be accompanied</text:p>
      <text:p text:style-name="Preformatted_20_Text">by the Installation Information. <text:s/>But this requirement does not apply</text:p>
      <text:p text:style-name="Preformatted_20_Text">if neither you nor any third party retains the ability to install</text:p>
      <text:p text:style-name="Preformatted_20_Text">modified object code on the User Product (for example, the work has</text:p>
      <text:p text:style-name="Preformatted_20_Text">been installed in ROM).</text:p>
      <text:p text:style-name="Preformatted_20_Text"/>
      <text:p text:style-name="Preformatted_20_Text"><text:s text:c="2"/>The requirement to provide Installation Information does not include a</text:p>
      <text:p text:style-name="Preformatted_20_Text">requirement to continue to provide support service, warranty, or updates</text:p>
      <text:p text:style-name="Preformatted_20_Text">for a work that has been modified or installed by the recipient, or for</text:p>
      <text:p text:style-name="Preformatted_20_Text">the User Product in which it has been modified or installed. <text:s/>Access to a</text:p>
      <text:p text:style-name="Preformatted_20_Text">network may be denied when the modification itself materially and</text:p>
      <text:p text:style-name="Preformatted_20_Text">adversely affects the operation of the network or violates the rules and</text:p>
      <text:p text:style-name="Preformatted_20_Text">protocols for communication across the network.</text:p>
      <text:p text:style-name="Preformatted_20_Text"/>
      <text:p text:style-name="Preformatted_20_Text"><text:s text:c="2"/>Corresponding Source conveyed, and Installation Information provided,</text:p>
      <text:p text:style-name="Preformatted_20_Text">in accord with this section must be in a format that is publicly</text:p>
      <text:p text:style-name="Preformatted_20_Text">documented (and with an implementation available to the public in</text:p>
      <text:p text:style-name="Preformatted_20_Text">source code form), and must require no special password or key for</text:p>
      <text:p text:style-name="Preformatted_20_Text">unpacking, reading or copying.</text:p>
      <text:p text:style-name="Preformatted_20_Text"/>
      <text:p text:style-name="Preformatted_20_Text"><text:s text:c="2"/>7. Additional Terms.</text:p>
      <text:p text:style-name="Preformatted_20_Text"/>
      <text:p text:style-name="Preformatted_20_Text"><text:s text:c="2"/>"Additional permissions" are terms that supplement the terms of this</text:p>
      <text:p text:style-name="Preformatted_20_Text">License by making exceptions from one or more of its conditions.</text:p>
      <text:p text:style-name="Preformatted_20_Text">Additional permissions that are applicable to the entire Program shall</text:p>
      <text:p text:style-name="Preformatted_20_Text">be treated as though they were included in this License, to the extent</text:p>
      <text:p text:style-name="Preformatted_20_Text">that they are valid under applicable law. <text:s/>If additional permissions</text:p>
      <text:p text:style-name="Preformatted_20_Text">apply only to part of the Program, that part may be used separately</text:p>
      <text:p text:style-name="Preformatted_20_Text">under those permissions, but the entire Program remains governed by</text:p>
      <text:p text:style-name="Preformatted_20_Text">this License without regard to the additional permissions.</text:p>
      <text:p text:style-name="Preformatted_20_Text"/>
      <text:p text:style-name="Preformatted_20_Text"><text:s text:c="2"/>When you convey a copy of a covered work, you may at your option</text:p>
      <text:p text:style-name="Preformatted_20_Text">remove any additional permissions from that copy, or from any part of</text:p>
      <text:p text:style-name="Preformatted_20_Text">it. <text:s/>(Additional permissions may be written to require their own</text:p>
      <text:p text:style-name="Preformatted_20_Text">removal in certain cases when you modify the work.) <text:s/>You may place</text:p>
      <text:p text:style-name="Preformatted_20_Text">additional permissions on material, added by you to a covered work,</text:p>
      <text:p text:style-name="Preformatted_20_Text">for which you have or can give appropriate copyright permission.</text:p>
      <text:p text:style-name="Preformatted_20_Text"/>
      <text:p text:style-name="Preformatted_20_Text"><text:s text:c="2"/>Notwithstanding any other provision of this License, for material you</text:p>
      <text:p text:style-name="Preformatted_20_Text">add to a covered work, you may (if authorized by the copyright holders of</text:p>
      <text:p text:style-name="Preformatted_20_Text">that material) supplement the terms of this License with terms:</text:p>
      <text:p text:style-name="Preformatted_20_Text"/>
      <text:p text:style-name="Preformatted_20_Text"><text:s text:c="4"/>a) Disclaiming warranty or limiting liability differently from the</text:p>
      <text:p text:style-name="Preformatted_20_Text"><text:s text:c="4"/>terms of sections 15 and 16 of this License; or</text:p>
      <text:p text:style-name="Preformatted_20_Text"/>
      <text:p text:style-name="Preformatted_20_Text"><text:s text:c="4"/>b) Requiring preservation of specified reasonable legal notices or</text:p>
      <text:p text:style-name="Preformatted_20_Text"><text:s text:c="4"/>author attributions in that material or in the Appropriate Legal</text:p>
      <text:p text:style-name="Preformatted_20_Text"><text:s text:c="4"/>Notices displayed by works containing it; or</text:p>
      <text:p text:style-name="Preformatted_20_Text"/>
      <text:p text:style-name="Preformatted_20_Text"><text:s text:c="4"/>c) Prohibiting misrepresentation of the origin of that material, or</text:p>
      <text:p text:style-name="Preformatted_20_Text"><text:s text:c="4"/>requiring that modified versions of such material be marked in</text:p>
      <text:p text:style-name="Preformatted_20_Text"><text:s text:c="4"/>reasonable ways as different from the original version; or</text:p>
      <text:p text:style-name="Preformatted_20_Text"/>
      <text:p text:style-name="Preformatted_20_Text"><text:s text:c="4"/>d) Limiting the use for publicity purposes of names of licensors or</text:p>
      <text:p text:style-name="Preformatted_20_Text"><text:s text:c="4"/>authors of the material; or</text:p>
      <text:p text:style-name="Preformatted_20_Text"/>
      <text:p text:style-name="Preformatted_20_Text"><text:s text:c="4"/>e) Declining to grant rights under trademark law for use of some</text:p>
      <text:p text:style-name="Preformatted_20_Text"><text:s text:c="4"/>trade names, trademarks, or service marks; or</text:p>
      <text:p text:style-name="Preformatted_20_Text"/>
      <text:p text:style-name="Preformatted_20_Text"><text:s text:c="4"/>f) Requiring indemnification of licensors and authors of that</text:p>
      <text:p text:style-name="Preformatted_20_Text"><text:s text:c="4"/>material by anyone who conveys the material (or modified versions of</text:p>
      <text:p text:style-name="Preformatted_20_Text"><text:s text:c="4"/>it) with contractual assumptions of liability to the recipient, for</text:p>
      <text:p text:style-name="Preformatted_20_Text"><text:soft-page-break/><text:s text:c="4"/>any liability that these contractual assumptions directly impose on</text:p>
      <text:p text:style-name="Preformatted_20_Text"><text:s text:c="4"/>those licensors and authors.</text:p>
      <text:p text:style-name="Preformatted_20_Text"/>
      <text:p text:style-name="Preformatted_20_Text"><text:s text:c="2"/>All other non-permissive additional terms are considered "further</text:p>
      <text:p text:style-name="Preformatted_20_Text">restrictions" within the meaning of section 10. <text:s/>If the Program as you</text:p>
      <text:p text:style-name="Preformatted_20_Text">received it, or any part of it, contains a notice stating that it is</text:p>
      <text:p text:style-name="Preformatted_20_Text">governed by this License along with a term that is a further</text:p>
      <text:p text:style-name="Preformatted_20_Text">restriction, you may remove that term. <text:s/>If a license document contains</text:p>
      <text:p text:style-name="Preformatted_20_Text">a further restriction but permits relicensing or conveying under this</text:p>
      <text:p text:style-name="Preformatted_20_Text">License, you may add to a covered work material governed by the terms</text:p>
      <text:p text:style-name="Preformatted_20_Text">of that license document, provided that the further restriction does</text:p>
      <text:p text:style-name="Preformatted_20_Text">not survive such relicensing or conveying.</text:p>
      <text:p text:style-name="Preformatted_20_Text"/>
      <text:p text:style-name="Preformatted_20_Text"><text:s text:c="2"/>If you add terms to a covered work in accord with this section, you</text:p>
      <text:p text:style-name="Preformatted_20_Text">must place, in the relevant source files, a statement of the</text:p>
      <text:p text:style-name="Preformatted_20_Text">additional terms that apply to those files, or a notice indicating</text:p>
      <text:p text:style-name="Preformatted_20_Text">where to find the applicable terms.</text:p>
      <text:p text:style-name="Preformatted_20_Text"/>
      <text:p text:style-name="Preformatted_20_Text"><text:s text:c="2"/>Additional terms, permissive or non-permissive, may be stated in the</text:p>
      <text:p text:style-name="Preformatted_20_Text">form of a separately written license, or stated as exceptions;</text:p>
      <text:p text:style-name="Preformatted_20_Text">the above requirements apply either way.</text:p>
      <text:p text:style-name="Preformatted_20_Text"/>
      <text:p text:style-name="Preformatted_20_Text"><text:s text:c="2"/>8. Termination.</text:p>
      <text:p text:style-name="Preformatted_20_Text"/>
      <text:p text:style-name="Preformatted_20_Text"><text:s text:c="2"/>You may not propagate or modify a covered work except as expressly</text:p>
      <text:p text:style-name="Preformatted_20_Text">provided under this License. <text:s/>Any attempt otherwise to propagate or</text:p>
      <text:p text:style-name="Preformatted_20_Text">modify it is void, and will automatically terminate your rights under</text:p>
      <text:p text:style-name="Preformatted_20_Text">this License (including any patent licenses granted under the third</text:p>
      <text:p text:style-name="Preformatted_20_Text">paragraph of section 11).</text:p>
      <text:p text:style-name="Preformatted_20_Text"/>
      <text:p text:style-name="Preformatted_20_Text"><text:s text:c="2"/>However, if you cease all violation of this License, then your</text:p>
      <text:p text:style-name="Preformatted_20_Text">license from a particular copyright holder is reinstated (a)</text:p>
      <text:p text:style-name="Preformatted_20_Text">provisionally, unless and until the copyright holder explicitly and</text:p>
      <text:p text:style-name="Preformatted_20_Text">finally terminates your license, and (b) permanently, if the copyright</text:p>
      <text:p text:style-name="Preformatted_20_Text">holder fails to notify you of the violation by some reasonable means</text:p>
      <text:p text:style-name="Preformatted_20_Text">prior to 60 days after the cessation.</text:p>
      <text:p text:style-name="Preformatted_20_Text"/>
      <text:p text:style-name="Preformatted_20_Text"><text:s text:c="2"/>Moreover, your license from a particular copyright holder is</text:p>
      <text:p text:style-name="Preformatted_20_Text">reinstated permanently if the copyright holder notifies you of the</text:p>
      <text:p text:style-name="Preformatted_20_Text">violation by some reasonable means, this is the first time you have</text:p>
      <text:p text:style-name="Preformatted_20_Text">received notice of violation of this License (for any work) from that</text:p>
      <text:p text:style-name="Preformatted_20_Text">copyright holder, and you cure the violation prior to 30 days after</text:p>
      <text:p text:style-name="Preformatted_20_Text">your receipt of the notice.</text:p>
      <text:p text:style-name="Preformatted_20_Text"/>
      <text:p text:style-name="Preformatted_20_Text"><text:s text:c="2"/>Termination of your rights under this section does not terminate the</text:p>
      <text:p text:style-name="Preformatted_20_Text">licenses of parties who have received copies or rights from you under</text:p>
      <text:p text:style-name="Preformatted_20_Text">this License. <text:s/>If your rights have been terminated and not permanently</text:p>
      <text:p text:style-name="Preformatted_20_Text">reinstated, you do not qualify to receive new licenses for the same</text:p>
      <text:p text:style-name="Preformatted_20_Text">material under section 10.</text:p>
      <text:p text:style-name="Preformatted_20_Text"/>
      <text:p text:style-name="Preformatted_20_Text"><text:s text:c="2"/>9. Acceptance Not Required for Having Copies.</text:p>
      <text:p text:style-name="Preformatted_20_Text"/>
      <text:p text:style-name="Preformatted_20_Text"><text:s text:c="2"/>You are not required to accept this License in order to receive or</text:p>
      <text:p text:style-name="Preformatted_20_Text">run a copy of the Program. <text:s/>Ancillary propagation of a covered work</text:p>
      <text:p text:style-name="Preformatted_20_Text">occurring solely as a consequence of using peer-to-peer transmission</text:p>
      <text:p text:style-name="Preformatted_20_Text">to receive a copy likewise does not require acceptance. <text:s/>However,</text:p>
      <text:p text:style-name="Preformatted_20_Text">nothing other than this License grants you permission to propagate or</text:p>
      <text:p text:style-name="Preformatted_20_Text">modify any covered work. <text:s/>These actions infringe copyright if you do</text:p>
      <text:p text:style-name="Preformatted_20_Text">not accept this License. <text:s/>Therefore, by modifying or propagating a</text:p>
      <text:p text:style-name="Preformatted_20_Text">covered work, you indicate your acceptance of this License to do so.</text:p>
      <text:p text:style-name="Preformatted_20_Text"/>
      <text:p text:style-name="Preformatted_20_Text"><text:s text:c="2"/>10. Automatic Licensing of Downstream Recipients.</text:p>
      <text:p text:style-name="Preformatted_20_Text"/>
      <text:p text:style-name="Preformatted_20_Text"><text:s text:c="2"/>Each time you convey a covered work, the recipient automatically</text:p>
      <text:p text:style-name="Preformatted_20_Text"><text:soft-page-break/>receives a license from the original licensors, to run, modify and</text:p>
      <text:p text:style-name="Preformatted_20_Text">propagate that work, subject to this License. <text:s/>You are not responsible</text:p>
      <text:p text:style-name="Preformatted_20_Text">for enforcing compliance by third parties with this License.</text:p>
      <text:p text:style-name="Preformatted_20_Text"/>
      <text:p text:style-name="Preformatted_20_Text"><text:s text:c="2"/>An "entity transaction" is a transaction transferring control of an</text:p>
      <text:p text:style-name="Preformatted_20_Text">organization, or substantially all assets of one, or subdividing an</text:p>
      <text:p text:style-name="Preformatted_20_Text">organization, or merging organizations. <text:s/>If propagation of a covered</text:p>
      <text:p text:style-name="Preformatted_20_Text">work results from an entity transaction, each party to that</text:p>
      <text:p text:style-name="Preformatted_20_Text">transaction who receives a copy of the work also receives whatever</text:p>
      <text:p text:style-name="Preformatted_20_Text">licenses to the work the party's predecessor in interest had or could</text:p>
      <text:p text:style-name="Preformatted_20_Text">give under the previous paragraph, plus a right to possession of the</text:p>
      <text:p text:style-name="Preformatted_20_Text">Corresponding Source of the work from the predecessor in interest, if</text:p>
      <text:p text:style-name="Preformatted_20_Text">the predecessor has it or can get it with reasonable efforts.</text:p>
      <text:p text:style-name="Preformatted_20_Text"/>
      <text:p text:style-name="Preformatted_20_Text"><text:s text:c="2"/>You may not impose any further restrictions on the exercise of the</text:p>
      <text:p text:style-name="Preformatted_20_Text">rights granted or affirmed under this License. <text:s/>For example, you may</text:p>
      <text:p text:style-name="Preformatted_20_Text">not impose a license fee, royalty, or other charge for exercise of</text:p>
      <text:p text:style-name="Preformatted_20_Text">rights granted under this License, and you may not initiate litigation</text:p>
      <text:p text:style-name="Preformatted_20_Text">(including a cross-claim or counterclaim in a lawsuit) alleging that</text:p>
      <text:p text:style-name="Preformatted_20_Text">any patent claim is infringed by making, using, selling, offering for</text:p>
      <text:p text:style-name="Preformatted_20_Text">sale, or importing the Program or any portion of it.</text:p>
      <text:p text:style-name="Preformatted_20_Text"/>
      <text:p text:style-name="Preformatted_20_Text"><text:s text:c="2"/>11. Patents.</text:p>
      <text:p text:style-name="Preformatted_20_Text"/>
      <text:p text:style-name="Preformatted_20_Text"><text:s text:c="2"/>A "contributor" is a copyright holder who authorizes use under this</text:p>
      <text:p text:style-name="Preformatted_20_Text">License of the Program or a work on which the Program is based. <text:s/>The</text:p>
      <text:p text:style-name="Preformatted_20_Text">work thus licensed is called the contributor's "contributor version".</text:p>
      <text:p text:style-name="Preformatted_20_Text"/>
      <text:p text:style-name="Preformatted_20_Text"><text:s text:c="2"/>A contributor's "essential patent claims" are all patent claims</text:p>
      <text:p text:style-name="Preformatted_20_Text">owned or controlled by the contributor, whether already acquired or</text:p>
      <text:p text:style-name="Preformatted_20_Text">hereafter acquired, that would be infringed by some manner, permitted</text:p>
      <text:p text:style-name="Preformatted_20_Text">by this License, of making, using, or selling its contributor version,</text:p>
      <text:p text:style-name="Preformatted_20_Text">but do not include claims that would be infringed only as a</text:p>
      <text:p text:style-name="Preformatted_20_Text">consequence of further modification of the contributor version. <text:s/>For</text:p>
      <text:p text:style-name="Preformatted_20_Text">purposes of this definition, "control" includes the right to grant</text:p>
      <text:p text:style-name="Preformatted_20_Text">patent sublicenses in a manner consistent with the requirements of</text:p>
      <text:p text:style-name="Preformatted_20_Text">this License.</text:p>
      <text:p text:style-name="Preformatted_20_Text"/>
      <text:p text:style-name="Preformatted_20_Text"><text:s text:c="2"/>Each contributor grants you a non-exclusive, worldwide, royalty-free</text:p>
      <text:p text:style-name="Preformatted_20_Text">patent license under the contributor's essential patent claims, to</text:p>
      <text:p text:style-name="Preformatted_20_Text">make, use, sell, offer for sale, import and otherwise run, modify and</text:p>
      <text:p text:style-name="Preformatted_20_Text">propagate the contents of its contributor version.</text:p>
      <text:p text:style-name="Preformatted_20_Text"/>
      <text:p text:style-name="Preformatted_20_Text"><text:s text:c="2"/>In the following three paragraphs, a "patent license" is any express</text:p>
      <text:p text:style-name="Preformatted_20_Text">agreement or commitment, however denominated, not to enforce a patent</text:p>
      <text:p text:style-name="Preformatted_20_Text">(such as an express permission to practice a patent or covenant not to</text:p>
      <text:p text:style-name="Preformatted_20_Text">sue for patent infringement). <text:s/>To "grant" such a patent license to a</text:p>
      <text:p text:style-name="Preformatted_20_Text">party means to make such an agreement or commitment not to enforce a</text:p>
      <text:p text:style-name="Preformatted_20_Text">patent against the party.</text:p>
      <text:p text:style-name="Preformatted_20_Text"/>
      <text:p text:style-name="Preformatted_20_Text"><text:s text:c="2"/>If you convey a covered work, knowingly relying on a patent license,</text:p>
      <text:p text:style-name="Preformatted_20_Text">and the Corresponding Source of the work is not available for anyone</text:p>
      <text:p text:style-name="Preformatted_20_Text">to copy, free of charge and under the terms of this License, through a</text:p>
      <text:p text:style-name="Preformatted_20_Text">publicly available network server or other readily accessible means,</text:p>
      <text:p text:style-name="Preformatted_20_Text">then you must either (1) cause the Corresponding Source to be so</text:p>
      <text:p text:style-name="Preformatted_20_Text">available, or (2) arrange to deprive yourself of the benefit of the</text:p>
      <text:p text:style-name="Preformatted_20_Text">patent license for this particular work, or (3) arrange, in a manner</text:p>
      <text:p text:style-name="Preformatted_20_Text">consistent with the requirements of this License, to extend the patent</text:p>
      <text:p text:style-name="Preformatted_20_Text">license to downstream recipients. <text:s/>"Knowingly relying" means you have</text:p>
      <text:p text:style-name="Preformatted_20_Text">actual knowledge that, but for the patent license, your conveying the</text:p>
      <text:p text:style-name="Preformatted_20_Text">covered work in a country, or your recipient's use of the covered work</text:p>
      <text:p text:style-name="Preformatted_20_Text">in a country, would infringe one or more identifiable patents in that</text:p>
      <text:p text:style-name="Preformatted_20_Text">country that you have reason to believe are valid.</text:p>
      <text:p text:style-name="Preformatted_20_Text"/>
      <text:p text:style-name="Preformatted_20_Text"><text:soft-page-break/><text:s text:c="2"/>If, pursuant to or in connection with a single transaction or</text:p>
      <text:p text:style-name="Preformatted_20_Text">arrangement, you convey, or propagate by procuring conveyance of, a</text:p>
      <text:p text:style-name="Preformatted_20_Text">covered work, and grant a patent license to some of the parties</text:p>
      <text:p text:style-name="Preformatted_20_Text">receiving the covered work authorizing them to use, propagate, modify</text:p>
      <text:p text:style-name="Preformatted_20_Text">or convey a specific copy of the covered work, then the patent license</text:p>
      <text:p text:style-name="Preformatted_20_Text">you grant is automatically extended to all recipients of the covered</text:p>
      <text:p text:style-name="Preformatted_20_Text">work and works based on it.</text:p>
      <text:p text:style-name="Preformatted_20_Text"/>
      <text:p text:style-name="Preformatted_20_Text"><text:s text:c="2"/>A patent license is "discriminatory" if it does not include within</text:p>
      <text:p text:style-name="Preformatted_20_Text">the scope of its coverage, prohibits the exercise of, or is</text:p>
      <text:p text:style-name="Preformatted_20_Text">conditioned on the non-exercise of one or more of the rights that are</text:p>
      <text:p text:style-name="Preformatted_20_Text">specifically granted under this License. <text:s/>You may not convey a covered</text:p>
      <text:p text:style-name="Preformatted_20_Text">work if you are a party to an arrangement with a third party that is</text:p>
      <text:p text:style-name="Preformatted_20_Text">in the business of distributing software, under which you make payment</text:p>
      <text:p text:style-name="Preformatted_20_Text">to the third party based on the extent of your activity of conveying</text:p>
      <text:p text:style-name="Preformatted_20_Text">the work, and under which the third party grants, to any of the</text:p>
      <text:p text:style-name="Preformatted_20_Text">parties who would receive the covered work from you, a discriminatory</text:p>
      <text:p text:style-name="Preformatted_20_Text">patent license (a) in connection with copies of the covered work</text:p>
      <text:p text:style-name="Preformatted_20_Text">conveyed by you (or copies made from those copies), or (b) primarily</text:p>
      <text:p text:style-name="Preformatted_20_Text">for and in connection with specific products or compilations that</text:p>
      <text:p text:style-name="Preformatted_20_Text">contain the covered work, unless you entered into that arrangement,</text:p>
      <text:p text:style-name="Preformatted_20_Text">or that patent license was granted, prior to 28 March 2007.</text:p>
      <text:p text:style-name="Preformatted_20_Text"/>
      <text:p text:style-name="Preformatted_20_Text"><text:s text:c="2"/>Nothing in this License shall be construed as excluding or limiting</text:p>
      <text:p text:style-name="Preformatted_20_Text">any implied license or other defenses to infringement that may</text:p>
      <text:p text:style-name="Preformatted_20_Text">otherwise be available to you under applicable patent law.</text:p>
      <text:p text:style-name="Preformatted_20_Text"/>
      <text:p text:style-name="Preformatted_20_Text"><text:s text:c="2"/>12. No Surrender of Others' Freedom.</text:p>
      <text:p text:style-name="Preformatted_20_Text"/>
      <text:p text:style-name="Preformatted_20_Text"><text:s text:c="2"/>If conditions are imposed on you (whether by court order, agreement or</text:p>
      <text:p text:style-name="Preformatted_20_Text">otherwise) that contradict the conditions of this License, they do not</text:p>
      <text:p text:style-name="Preformatted_20_Text">excuse you from the conditions of this License. <text:s/>If you cannot convey a</text:p>
      <text:p text:style-name="Preformatted_20_Text">covered work so as to satisfy simultaneously your obligations under this</text:p>
      <text:p text:style-name="Preformatted_20_Text">License and any other pertinent obligations, then as a consequence you may</text:p>
      <text:p text:style-name="Preformatted_20_Text">not convey it at all. <text:s/>For example, if you agree to terms that obligate you</text:p>
      <text:p text:style-name="Preformatted_20_Text">to collect a royalty for further conveying from those to whom you convey</text:p>
      <text:p text:style-name="Preformatted_20_Text">the Program, the only way you could satisfy both those terms and this</text:p>
      <text:p text:style-name="Preformatted_20_Text">License would be to refrain entirely from conveying the Program.</text:p>
      <text:p text:style-name="Preformatted_20_Text"/>
      <text:p text:style-name="Preformatted_20_Text"><text:s text:c="2"/>13. Use with the GNU Affero General Public License.</text:p>
      <text:p text:style-name="Preformatted_20_Text"/>
      <text:p text:style-name="Preformatted_20_Text"><text:s text:c="2"/>Notwithstanding any other provision of this License, you have</text:p>
      <text:p text:style-name="Preformatted_20_Text">permission to link or combine any covered work with a work licensed</text:p>
      <text:p text:style-name="Preformatted_20_Text">under version 3 of the GNU Affero General Public License into a single</text:p>
      <text:p text:style-name="Preformatted_20_Text">combined work, and to convey the resulting work. <text:s/>The terms of this</text:p>
      <text:p text:style-name="Preformatted_20_Text">License will continue to apply to the part which is the covered work,</text:p>
      <text:p text:style-name="Preformatted_20_Text">but the special requirements of the GNU Affero General Public License,</text:p>
      <text:p text:style-name="Preformatted_20_Text">section 13, concerning interaction through a network will apply to the</text:p>
      <text:p text:style-name="Preformatted_20_Text">combination as such.</text:p>
      <text:p text:style-name="Preformatted_20_Text"/>
      <text:p text:style-name="Preformatted_20_Text"><text:s text:c="2"/>14. Revised Versions of this License.</text:p>
      <text:p text:style-name="Preformatted_20_Text"/>
      <text:p text:style-name="Preformatted_20_Text"><text:s text:c="2"/>The Free Software Foundation may publish revised and/or new versions of</text:p>
      <text:p text:style-name="Preformatted_20_Text">the GNU General Public License from time to time. <text:s/>Such new versions will</text:p>
      <text:p text:style-name="Preformatted_20_Text">be similar in spirit to the present version, but may differ in detail to</text:p>
      <text:p text:style-name="Preformatted_20_Text">address new problems or concerns.</text:p>
      <text:p text:style-name="Preformatted_20_Text"/>
      <text:p text:style-name="Preformatted_20_Text"><text:s text:c="2"/>Each version is given a distinguishing version number. <text:s/>If the</text:p>
      <text:p text:style-name="Preformatted_20_Text">Program specifies that a certain numbered version of the GNU General</text:p>
      <text:p text:style-name="Preformatted_20_Text">Public License "or any later version" applies to it, you have the</text:p>
      <text:p text:style-name="Preformatted_20_Text">option of following the terms and conditions either of that numbered</text:p>
      <text:p text:style-name="Preformatted_20_Text">version or of any later version published by the Free Software</text:p>
      <text:p text:style-name="Preformatted_20_Text">Foundation. <text:s/>If the Program does not specify a version number of the</text:p>
      <text:p text:style-name="Preformatted_20_Text">GNU General Public License, you may choose any version ever published</text:p>
      <text:p text:style-name="Preformatted_20_Text"><text:soft-page-break/>by the Free Software Foundation.</text:p>
      <text:p text:style-name="Preformatted_20_Text"/>
      <text:p text:style-name="Preformatted_20_Text"><text:s text:c="2"/>If the Program specifies that a proxy can decide which future</text:p>
      <text:p text:style-name="Preformatted_20_Text">versions of the GNU General Public License can be used, that proxy's</text:p>
      <text:p text:style-name="Preformatted_20_Text">public statement of acceptance of a version permanently authorizes you</text:p>
      <text:p text:style-name="Preformatted_20_Text">to choose that version for the Program.</text:p>
      <text:p text:style-name="Preformatted_20_Text"/>
      <text:p text:style-name="Preformatted_20_Text"><text:s text:c="2"/>Later license versions may give you additional or different</text:p>
      <text:p text:style-name="Preformatted_20_Text">permissions. <text:s/>However, no additional obligations are imposed on any</text:p>
      <text:p text:style-name="Preformatted_20_Text">author or copyright holder as a result of your choosing to follow a</text:p>
      <text:p text:style-name="Preformatted_20_Text">later version.</text:p>
      <text:p text:style-name="Preformatted_20_Text"/>
      <text:p text:style-name="Preformatted_20_Text"><text:s text:c="2"/>15. Disclaimer of Warranty.</text:p>
      <text:p text:style-name="Preformatted_20_Text"/>
      <text:p text:style-name="Preformatted_20_Text"><text:s text:c="2"/>THERE IS NO WARRANTY FOR THE PROGRAM, TO THE EXTENT PERMITTED BY</text:p>
      <text:p text:style-name="Preformatted_20_Text">APPLICABLE LAW. <text:s/>EXCEPT WHEN OTHERWISE STATED IN WRITING THE COPYRIGHT</text:p>
      <text:p text:style-name="Preformatted_20_Text">HOLDERS AND/OR OTHER PARTIES PROVIDE THE PROGRAM "AS IS" WITHOUT WARRANTY</text:p>
      <text:p text:style-name="Preformatted_20_Text">OF ANY KIND, EITHER EXPRESSED OR IMPLIED, INCLUDING, BUT NOT LIMITED TO,</text:p>
      <text:p text:style-name="Preformatted_20_Text">THE IMPLIED WARRANTIES OF MERCHANTABILITY AND FITNESS FOR A PARTICULAR</text:p>
      <text:p text:style-name="Preformatted_20_Text">PURPOSE. <text:s/>THE ENTIRE RISK AS TO THE QUALITY AND PERFORMANCE OF THE PROGRAM</text:p>
      <text:p text:style-name="Preformatted_20_Text">IS WITH YOU. <text:s/>SHOULD THE PROGRAM PROVE DEFECTIVE, YOU ASSUME THE COST OF</text:p>
      <text:p text:style-name="Preformatted_20_Text">ALL NECESSARY SERVICING, REPAIR OR CORRECTION.</text:p>
      <text:p text:style-name="Preformatted_20_Text"/>
      <text:p text:style-name="Preformatted_20_Text"><text:s text:c="2"/>16. Limitation of Liability.</text:p>
      <text:p text:style-name="Preformatted_20_Text"/>
      <text:p text:style-name="Preformatted_20_Text"><text:s text:c="2"/>IN NO EVENT UNLESS REQUIRED BY APPLICABLE LAW OR AGREED TO IN WRITING</text:p>
      <text:p text:style-name="Preformatted_20_Text">WILL ANY COPYRIGHT HOLDER, OR ANY OTHER PARTY WHO MODIFIES AND/OR CONVEYS</text:p>
      <text:p text:style-name="Preformatted_20_Text">THE PROGRAM AS PERMITTED ABOVE, BE LIABLE TO YOU FOR DAMAGES, INCLUDING ANY</text:p>
      <text:p text:style-name="Preformatted_20_Text">GENERAL, SPECIAL, INCIDENTAL OR CONSEQUENTIAL DAMAGES ARISING OUT OF THE</text:p>
      <text:p text:style-name="Preformatted_20_Text">USE OR INABILITY TO USE THE PROGRAM (INCLUDING BUT NOT LIMITED TO LOSS OF</text:p>
      <text:p text:style-name="Preformatted_20_Text">DATA OR DATA BEING RENDERED INACCURATE OR LOSSES SUSTAINED BY YOU OR THIRD</text:p>
      <text:p text:style-name="Preformatted_20_Text">PARTIES OR A FAILURE OF THE PROGRAM TO OPERATE WITH ANY OTHER PROGRAMS),</text:p>
      <text:p text:style-name="Preformatted_20_Text">EVEN IF SUCH HOLDER OR OTHER PARTY HAS BEEN ADVISED OF THE POSSIBILITY OF</text:p>
      <text:p text:style-name="Preformatted_20_Text">SUCH DAMAGES.</text:p>
      <text:p text:style-name="Preformatted_20_Text"/>
      <text:p text:style-name="Preformatted_20_Text"><text:s text:c="2"/>17. Interpretation of Sections 15 and 16.</text:p>
      <text:p text:style-name="Preformatted_20_Text"/>
      <text:p text:style-name="Preformatted_20_Text"><text:s text:c="2"/>If the disclaimer of warranty and limitation of liability provided</text:p>
      <text:p text:style-name="Preformatted_20_Text">above cannot be given local legal effect according to their terms,</text:p>
      <text:p text:style-name="Preformatted_20_Text">reviewing courts shall apply local law that most closely approximates</text:p>
      <text:p text:style-name="Preformatted_20_Text">an absolute waiver of all civil liability in connection with the</text:p>
      <text:p text:style-name="Preformatted_20_Text">Program, unless a warranty or assumption of liability accompanies a</text:p>
      <text:p text:style-name="Preformatted_20_Text">copy of the Program in return for a fee.</text:p>
      <text:p text:style-name="Preformatted_20_Text"/>
      <text:p text:style-name="Preformatted_20_Text"><text:s text:c="21"/>END OF TERMS AND CONDITIONS</text:p>
      <text:p text:style-name="Preformatted_20_Text"/>
      <text:p text:style-name="Preformatted_20_Text"><text:s text:c="12"/>How to Apply These Terms to Your New Programs</text:p>
      <text:p text:style-name="Preformatted_20_Text"/>
      <text:p text:style-name="Preformatted_20_Text"><text:s text:c="2"/>If you develop a new program, and you want it to be of the greatest</text:p>
      <text:p text:style-name="Preformatted_20_Text">possible use to the public, the best way to achieve this is to make it</text:p>
      <text:p text:style-name="Preformatted_20_Text">free software which everyone can redistribute and change under these terms.</text:p>
      <text:p text:style-name="Preformatted_20_Text"/>
      <text:p text:style-name="Preformatted_20_Text"><text:s text:c="2"/>To do so, attach the following notices to the program. <text:s/>It is safest</text:p>
      <text:p text:style-name="Preformatted_20_Text">to attach them to the start of each source file to most effectively</text:p>
      <text:p text:style-name="Preformatted_20_Text">state the exclusion of warranty; and each file should have at least</text:p>
      <text:p text:style-name="Preformatted_20_Text">the "copyright" line and a pointer to where the full notice is found.</text:p>
      <text:p text:style-name="Preformatted_20_Text"/>
      <text:p text:style-name="Preformatted_20_Text"><text:s text:c="4"/>&lt;one line to give the program's name and a brief idea of what it does.&gt;</text:p>
      <text:p text:style-name="Preformatted_20_Text"><text:s text:c="4"/>Copyright (C) &lt;year&gt; <text:s/>&lt;name of author&gt;</text:p>
      <text:p text:style-name="Preformatted_20_Text"/>
      <text:p text:style-name="Preformatted_20_Text"><text:s text:c="4"/>This program is free software: you can redistribute it and/or modify</text:p>
      <text:p text:style-name="Preformatted_20_Text"><text:s text:c="4"/>it under the terms of the GNU General Public License as published by</text:p>
      <text:p text:style-name="Preformatted_20_Text"><text:s text:c="4"/>the Free Software Foundation, either version 3 of the License, or</text:p>
      <text:p text:style-name="Preformatted_20_Text"><text:s text:c="4"/>(at your option) any later version.</text:p>
      <text:p text:style-name="Preformatted_20_Text"><text:soft-page-break/></text:p>
      <text:p text:style-name="Preformatted_20_Text"><text:s text:c="4"/>This program is distributed in the hope that it will be useful,</text:p>
      <text:p text:style-name="Preformatted_20_Text"><text:s text:c="4"/>but WITHOUT ANY WARRANTY; without even the implied warranty of</text:p>
      <text:p text:style-name="Preformatted_20_Text"><text:s text:c="4"/>MERCHANTABILITY or FITNESS FOR A PARTICULAR PURPOSE. <text:s/>See the</text:p>
      <text:p text:style-name="Preformatted_20_Text"><text:s text:c="4"/>GNU General Public License for more details.</text:p>
      <text:p text:style-name="Preformatted_20_Text"/>
      <text:p text:style-name="Preformatted_20_Text"><text:s text:c="4"/>You should have received a copy of the GNU General Public License</text:p>
      <text:p text:style-name="Preformatted_20_Text"><text:s text:c="4"/>along with this program. <text:s/>If not, see &lt;https://www.gnu.org/licenses/&gt;.</text:p>
      <text:p text:style-name="Preformatted_20_Text"/>
      <text:p text:style-name="Preformatted_20_Text">Also add information on how to contact you by electronic and paper mail.</text:p>
      <text:p text:style-name="Preformatted_20_Text"/>
      <text:p text:style-name="Preformatted_20_Text"><text:s text:c="2"/>If the program does terminal interaction, make it output a short</text:p>
      <text:p text:style-name="Preformatted_20_Text">notice like this when it starts in an interactive mode:</text:p>
      <text:p text:style-name="Preformatted_20_Text"/>
      <text:p text:style-name="Preformatted_20_Text"><text:s text:c="4"/>&lt;program&gt; <text:s/>Copyright (C) &lt;year&gt; <text:s/>&lt;name of author&gt;</text:p>
      <text:p text:style-name="Preformatted_20_Text"><text:s text:c="4"/>This program comes with ABSOLUTELY NO WARRANTY; for details type `show w'.</text:p>
      <text:p text:style-name="Preformatted_20_Text"><text:s text:c="4"/>This is free software, and you are welcome to redistribute it</text:p>
      <text:p text:style-name="Preformatted_20_Text"><text:s text:c="4"/>under certain conditions; type `show c' for details.</text:p>
      <text:p text:style-name="Preformatted_20_Text"/>
      <text:p text:style-name="Preformatted_20_Text">The hypothetical commands `show w' and `show c' should show the appropriate</text:p>
      <text:p text:style-name="Preformatted_20_Text">parts of the General Public License. <text:s/>Of course, your program's commands</text:p>
      <text:p text:style-name="Preformatted_20_Text">might be different; for a GUI interface, you would use an "about box".</text:p>
      <text:p text:style-name="Preformatted_20_Text"/>
      <text:p text:style-name="Preformatted_20_Text"><text:s text:c="2"/>You should also get your employer (if you work as a programmer) or school,</text:p>
      <text:p text:style-name="Preformatted_20_Text">if any, to sign a "copyright disclaimer" for the program, if necessary.</text:p>
      <text:p text:style-name="Preformatted_20_Text">For more information on this, and how to apply and follow the GNU GPL, see</text:p>
      <text:p text:style-name="Preformatted_20_Text">&lt;https://www.gnu.org/licenses/&gt;.</text:p>
      <text:p text:style-name="Preformatted_20_Text"/>
      <text:p text:style-name="Preformatted_20_Text"><text:s text:c="2"/>The GNU General Public License does not permit incorporating your program</text:p>
      <text:p text:style-name="Preformatted_20_Text">into proprietary programs. <text:s/>If your program is a subroutine library, you</text:p>
      <text:p text:style-name="Preformatted_20_Text">may consider it more useful to permit linking proprietary applications with</text:p>
      <text:p text:style-name="Preformatted_20_Text">the library. <text:s/>If this is what you want to do, use the GNU Lesser General</text:p>
      <text:p text:style-name="Preformatted_20_Text">Public License instead of this License. <text:s/>But first, please read</text:p>
      <text:p text:style-name="P3">&lt;https://www.gnu.org/licenses/why-not-lgpl.html&gt;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5:55:51.595382779</meta:creation-date>
    <dc:date>2019-05-22T16:09:05.315310332</dc:date>
    <meta:editing-duration>PT3M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1" meta:paragraph-count="553" meta:word-count="5645" meta:character-count="34455" meta:non-whitespace-character-count="28640"/>
  </office:meta>
</office:document-meta>
</file>